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language="pt" fo:country="PT"/>
    </style:style>
    <style:style style:name="P2" style:family="paragraph" style:parent-style-name="Standard">
      <style:paragraph-properties fo:line-height="150%"/>
      <style:text-properties fo:language="pt" fo:country="PT" fo:font-weight="bold"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áfico de humanos</text:p>
      <text:p text:style-name="P1"/>
      <text:p text:style-name="P1">O ano de 2012 ia a meio. Regressava eu das férias de verão em família na costa leste de Rondóvia, quando tiveram lugar os acontecimentos que seguidamente irei relatar.</text:p>
      <text:p text:style-name="P1"/>
      <text:p text:style-name="P1">A tarde começava a ceder perante o alaranjado do ocaso quando fazíamos a travessia das serras que separam Rondóvia do condado da Caledónia do sul, aquele labirinto descampado de montes e vales a perder de vista onde, digo eu, muita coisa de anormal e de ilícito deve acontecer, longe de tudo e de todos. Só tenho penha dos pobres coitados que por ali habitam, tipo eremitas perdidos no tempo, ainda mais agora que descobri o que por aquelas bandas acontece. Tráfico de humanos! Ah pois é meus amigos, isso mesmo, leram bem com todas as letras e todos os acentos no devido lugar. Tráfico de humanos. Mas não do tipo normal a que a humanidade infelizmente nos habituou. Falo de tráfico de humanos para alimentar vampiros esfomeados. Não acreditam? Então deixem-me começar a história pelo início. Agora que já levaram de chapa com a revelação inédita resta-me pormenorizar como tudo se passou.</text:p>
      <text:p text:style-name="P1"/>
      <text:p text:style-name="P1">- Olha ali aquela poça enorme de sangue no meio da estrada! - Exclamou a minha mulher, mal acabara de desfazer a centésima terceira curva e contracurva desde que pegara ao volante. Foi com esta frase que tudo começou. De facto havia algo de estranho ali. Uma montanha de sangue estendida sobre o asfalto deixa qualquer um intrigado. Olhei em redor em busca de um carro acidentado ou de alguém despejado na berma da estrada mas nada disso vi. Era grande demais para que simplesmente virasse costas e seguisse o meu caminho. Encostei para o lado e decidi ver o que era aquela mancha. Nem a minha mulher nem os meus filhos desceram do carro. E eu só o consegui por ser demasiado teimoso pois a minha cara metade bem que ralhou comigo para que eu não ousasse sair do veículo, pois podia tratar-se de uma armadilha, vá-se lá saber o quê, como, quem ou o porquê de tal coisa. Mas não a censuro, com tanta coisa que hoje em dia se vê e ouve na televisão já nada surpreende ninguém. Mas não... Não se passou rigorosamente nada. Ninguém saltou do silvado para me espancar, roubar, ou fazer coisa pior...</text:p>
      <text:p text:style-name="P1"/>
      <text:p text:style-name="P1">Durante uns largos três ou quatro minutos examinei a poça de sangue da qual fiquei sem dúvidas de que era humano, e a berma do alcatrão com toda a minúcia. Foi precisamente aí o único sítio onde encontrei provas de que os vampiros andavam mesmo por aquela zona. E que provas! Encontrei um pedaço de vestido embrulhado nos espinhos de uma silva, uma réstia de uma veste branca e rosa manchada de vermelho que me fez lembrar algo e alguém que eu conhecera outrora, há muitos muitos anos atrás, quando pouco mais era do que um aprendiz de caçador de vampiros, quando <text:soft-page-break/>ainda cometia imensos disparates. Agachei-me e apanhei-o. E o que havia de familiar e conhecido naquele pedaço de tecido talvez fosse mesmo o expoente máximo dessa minha estúpida imaturidade de outrora. Não era apenas a cor ou a textura do tecido que me avivava aquelas memórias do passado, era sobretudo o odor, aquele cheiro característico e inconfundível que nunca esquecerei por mais anos que viva. O perfume de quem um dia pensei que podia amar... o cheiro de Valeria.</text:p>
      <text:p text:style-name="P1"/>
      <text:p text:style-name="P1">Os meus fantasmas do passado regressavam para me assombrar. Não apenas as recordações de Valeria mas sobretudo as memórias de um caçador de vampiros actualmente em pré-reforma. Eu agora tinha família e há muito que deixara de me considerar uma caçador a tempo inteiro, no verdadeiro sentido da palavra. Manter uma vida secreta de conflito com as trevas não era fácil, mas manter uma família segura muito menos, por isso hoje em dia raramente caçava. O cantinho da zona interior da Caledónia para onde tínhamos ido morar era zona limpa de monstros chupadores de sangue, modéstia à parte muito graças a mim e ao meu trabalho, claro está, e há quase dois anos e meio que não via um vampiro a sério por perto (digo a sério porque há alguns coitados que ficam assim como que a meio da metamorfose e não os enquadro nessa categoria). Tudo isto me terá aguçado a vontade de regressar às origens, quando mais não fosse por uma última vez antes de abandonar definitivamente o activo, algo que pensava fazer a curto ou médio prazo agora que tinha uma vida familiar mais ou menos estabilizada. Na realidade não sei se era o desejo de voltar à caça ou o anseio de saber o que acontecera a Valeria. Já lá vão quase oito anos. Da última vez que nos cruzámos naquele cemitério esburacado ela salvou-me a vida. Admito e agradeço-lhe isso. Se assim não fosse não teria tido a vida que depois conquistei. Nunca teria conhecido a minha mulher nem teria tido os dois filhos que adoro. O problema é que eu nunca deveria tê-la poupado em primeiro lugar. Por mais linda que fosse era uma vampira e como tal deveria tê-la matado à primeira oportunidade. Quantas mais pessoas terão perdido a vida nestes anos todos por causa desse meu ataque de compaixão (e paixão ?) ?... Esta é uma pergunta para a qual nunca encontrarei resposta e uma cruz que carregarei até ao fim dos meus dias...</text:p>
      <text:p text:style-name="P1"/>
      <text:p text:style-name="P1">Regressei para junto dos meus amados aos quais nenhuma novidade acrescentei. Acho que as minhas palavras para com eles foram apenas; “- Não vi nada. Deve ter sido um animal atropelado ou isso... mas não vi nada”. Seguimos viagem como se nada se tivesse passado embora na minha mente se perfilasse o desejo de voltar àquele lugar. </text:p>
      <text:p text:style-name="P1"/>
      <text:p text:style-name="P1">Aproveitei um fim de semana em que a minha mulher e as crianças tinham ido visitar os avós e viajei até àquelas zonas costeiras onde me reencontrara com o passado. Cheguei já de noite, altura em que os vampiros saem dos esconderijos onde se refugiam da assustadora luz do sol. Digo isto <text:soft-page-break/>como se vocês não o soubessem já, mas pronto... nunca é demais relembrar alguma mente que possa ter memória de peixe.</text:p>
      <text:p text:style-name="P1"/>
      <text:p text:style-name="P1">Por várias vezes no decorrer das últimas semanas aquelas serras depenadas de arvoredo foram motivo de abertura dos blocos principais noticiosos. Segundo se dizia andava por ali uma matilha de cães selvagens a atacar o gado doméstico. Esta era a crença popular. Era comum os pastores encontrarem animais mortos espalhados pelas serras, completamente destroçados. Aos referidos cães ninguém os vira propriamente, os relatos das pseudo-testemunhas mencionavam apenas os grunhires e os latires dos animais e pouco mais. Coitados! Eu cá tenho outra opinião sobre o tipo de criaturas que por aqui anda. Os vampiros são uma espécie extremamente astuta, bem mais espertos do que a grande maioria dos humanos. Se não fosse por aqueles que como eu se dedicam a controlar a sua população, em poucas dezenas de anos seriam certamente a espécie dominante no planeta. As massas pensam que existem por aqui matilhas de cães vadios e selvagens, mas eu estou convicto que o que temos aqui são demónios chupadores de sangue. Isto faz-me lembrar aquela história que há uns anos surgiu na televisão. Alguém se lembra da lenda do “<text:span text:style-name="T1">chupa-cabras</text:span>” no México? Onde os animais apareciam mortos, com marcas no pescoço, alegadamente por uma desconhecida espécie de morcego vampiro? Tratava-se de vampiros sim, mas dos verdadeiros, não de uma qualquer espécie esquisita de mamífero com asas. As autoridades locais abafaram o caso que se foi esvaziando a ele próprio com o passar do tempo, mas nem todos foram carneirinhos crentes da explicação oficial. Na nossa comunidade de vigilantes, <text:s/>acreditava-se que os vampiros estavam praticamente extintos no continente Americano desde o início do século. O meu bisavô participara da última expedição que os dera como extintos, ou quase. Os poucos sobreviventes isolados ter-se-ão recomposto e formado novos clãs, permanecendo escondidos até que atingiram um número que os levou a sair das suas tocas, não sei se por escassez de alimento ou porque acharam que já eram mais do que suficientes para assumirem o nosso lugar no planeta. Estes incidentes na América do sul foram o despontar de uma nova época. Desde então têm-se espalhado pelos quatro cantos do mundo sem que muitos se apercebam. Foi assim que cá chegaram.</text:p>
      <text:p text:style-name="P1"/>
      <text:p text:style-name="P1">Durante quase quatro horas vaguei solitário por aquelas brenhas escuras e sombrias onde mil e um ruídos nocturnos amedrontam de morte qualquer um. Eu não sou propriamente um valente, também tenho receio de muita coisa, mas barulhos de animais no breu da noite nunca foi algo que me assustasse muito. A não ser que seja o grunhir de um grupo de vampiros e redor de uma velha casota <text:s/>serrana de onde saem acorrentados em fila indiana três homens e uma mulher. Pelo menos é o que consigo perceber a esta distância. A presença envergonhada de uma pequena lareira não me deixa vislumbrar melhor que isto. Tento aproximar-me mais um pouco sem que faça o mínimo ruído, <text:soft-page-break/>coisa praticamente impossível quando debaixo dos meus pés o galhos secos sofrem esmagamentos que não consigo controlar ou evitar. Felizmente para mim o vento sopra na minha direcção, o que faz com que o barulho se dissipe para longe e o meu odor se disperse para onde não o cheiram. Os quatro desgraçados aparentam ser imigrantes, provavelmente emigrantes ilegais dos quais ninguém tem registo ou acha falta... Valeria é efectivamente parte deste grupo. Ao todo vejo um grupo de cinco vampiros e quatro prisioneiros. Um a um são amarrados a um poste que me faz lembrar um totem das antigas tribos índias da América do norte. Um de cada vez enquanto os restantes são forçados a testemunhar o que o futuro lhes reserva.... Mas muito provavelmente eles até poderão já o saber, já devem estar nisto há várias noites.... pois noto nos troncos desnudos de dois dos homens e na coxa por debaixo do vestido esfarrapado da mulher, marcas de dentadas e feridas abertas por cicatrizar. Aguardo um pouco mais e logo tenho a confirmação da minha suspeita. Um a um os sujeitos são amarrados e logo de seguida sugados por aquele quinteto de sanguessugas que igualmente se reveza entre si. Valéria é primeira a cravar a sua boca nos braços da cobaia número um. Sendo a primeira a alimentar-se significa que é ela a líder deste grupo. Ninguém grita. Ninguém geme. Ninguém consegue fazer nada porque estão igualmente amordaçados. A única coisa que conseguem fazer é sofrer a cada dentada que lhes retira um pouco do ser. A mulher foi o terceiro prato a ser servido. Perde os sentidos a meio do festim mas nem por isso a deixam em paz, não enquanto todos não beberam dela. Em menos de uma hora o banquete tem o seu fim. As feridas mais violentas são tratadas de imediato, isto para evitar que os seus hóspedes morram cedo demais, presumo. O propósito deve ser mantê-los vivos o mais tempo tempo possível para assim poderem servir de refeição uma e outra vez, provavelmente até que se registe uma nova entrega. Quando os seus ratos de laboratório perecem e não conseguem mais humanos deve ser quando exterminam os animais. A minha vontade é decapitar já aquelas bestas, contudo logro conter os meus instintos básicos. Eles são cinco e eu sou só um. Se ainda estou vivo ao fim de 40 anos é porque nunca me armei em herói. Além do mais acabaram de se alimentar com sangue fresco, as suas capacidades e os seus sentidos estão ao rubro. Enfrentá-los agora seria suicídio. Tenho tempo. Vou esperar que o dia nasça e aí a vantagem será só minha. Matá-los vais ser fácil nessa altura. Vou esperar... vou esperar mas de olho bem aberto. Adormecer está fora de questão, custe o que custar... São só mais cinco horas...</text:p>
      <text:p text:style-name="P1"/>
      <text:p text:style-name="P1">Adormeci durante vinte minutos, cerca de três horas depois da minha última observação. Felizmente não se passou nada. Esperei pela chegada dos primeiros raios de sol.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P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7:03:16</meta:creation-date>
    <meta:generator>OpenOffice/4.0.1$Unix OpenOffice.org_project/401m5$Build-9714</meta:generator>
    <dc:date>2015-02-27T23:47:31</dc:date>
    <meta:editing-duration>PT1H4M7S</meta:editing-duration>
    <meta:editing-cycles>47</meta:editing-cycles>
    <dc:creator>Paulo Cristo</dc:creator>
    <meta:document-statistic meta:table-count="0" meta:image-count="0" meta:object-count="0" meta:page-count="4" meta:paragraph-count="11" meta:word-count="2001" meta:character-count="11550"/>
  </office:meta>
</office:document-meta>
</file>